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8d63f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95da9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9d0db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b2411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1caef4" officeooo:paragraph-rsid="0018d63f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text-properties fo:font-size="22pt" fo:font-style="italic" style:text-underline-style="solid" style:text-underline-width="auto" style:text-underline-color="font-color" fo:font-weight="bold" officeooo:rsid="001caef4" officeooo:paragraph-rsid="0018d63f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text-properties style:use-window-font-color="true" loext:opacity="0%" fo:font-size="12pt" fo:font-style="normal" style:text-underline-style="none" fo:font-weight="bold" officeooo:rsid="00195da9" officeooo:paragraph-rsid="00195da9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use-window-font-color="true" loext:opacity="0%" fo:font-size="12pt" fo:font-style="normal" style:text-underline-style="none" fo:font-weight="bold" officeooo:rsid="00195da9" officeooo:paragraph-rsid="0019d0db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use-window-font-color="true" loext:opacity="0%" fo:font-size="12pt" fo:font-style="normal" style:text-underline-style="none" fo:font-weight="bold" officeooo:rsid="00195da9" officeooo:paragraph-rsid="001b2411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use-window-font-color="true" loext:opacity="0%" fo:font-size="12pt" fo:font-style="normal" style:text-underline-style="none" fo:font-weight="bold" officeooo:rsid="0019d0db" officeooo:paragraph-rsid="0019d0db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use-window-font-color="true" loext:opacity="0%" fo:font-size="12pt" fo:font-style="normal" style:text-underline-style="none" fo:font-weight="normal" officeooo:rsid="00195da9" officeooo:paragraph-rsid="00195d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use-window-font-color="true" loext:opacity="0%" fo:font-size="12pt" fo:font-style="normal" style:text-underline-style="none" fo:font-weight="bold" officeooo:rsid="00195da9" officeooo:paragraph-rsid="001b2411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use-window-font-color="true" loext:opacity="0%" fo:font-size="12pt" fo:font-style="normal" style:text-underline-style="none" fo:font-weight="bold" officeooo:rsid="00195da9" officeooo:paragraph-rsid="001fcda6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use-window-font-color="true" loext:opacity="0%" fo:font-size="12pt" fo:font-style="normal" style:text-underline-style="none" fo:font-weight="bold" officeooo:rsid="00195da9" officeooo:paragraph-rsid="0023350c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use-window-font-color="true" loext:opacity="0%" fo:font-size="12pt" fo:font-style="normal" style:text-underline-style="none" fo:font-weight="bold" officeooo:rsid="0021e362" officeooo:paragraph-rsid="0021e362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use-window-font-color="true" loext:opacity="0%" fo:font-size="12pt" fo:font-style="normal" style:text-underline-style="none" fo:font-weight="bold" officeooo:rsid="0021e362" officeooo:paragraph-rsid="0023350c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fcda6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23350c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8d63f"/>
    </style:style>
    <style:style style:name="T2" style:family="text">
      <style:text-properties officeooo:rsid="00195da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d0db" style:font-weight-asian="normal" style:font-weight-complex="normal"/>
    </style:style>
    <style:style style:name="T5" style:family="text">
      <style:text-properties fo:font-weight="normal" officeooo:rsid="001ac904" style:font-weight-asian="normal" style:font-weight-complex="normal"/>
    </style:style>
    <style:style style:name="T6" style:family="text">
      <style:text-properties fo:font-weight="normal" officeooo:rsid="001b2411" style:font-weight-asian="normal" style:font-weight-complex="normal"/>
    </style:style>
    <style:style style:name="T7" style:family="text">
      <style:text-properties fo:font-weight="normal" officeooo:rsid="001c3da5" style:font-weight-asian="normal" style:font-weight-complex="normal"/>
    </style:style>
    <style:style style:name="T8" style:family="text">
      <style:text-properties fo:font-weight="normal" officeooo:rsid="001fcda6" style:font-weight-asian="normal" style:font-weight-complex="normal"/>
    </style:style>
    <style:style style:name="T9" style:family="text">
      <style:text-properties fo:font-weight="normal" officeooo:rsid="0020d63c" style:font-weight-asian="normal" style:font-weight-complex="normal"/>
    </style:style>
    <style:style style:name="T10" style:family="text">
      <style:text-properties fo:font-weight="normal" officeooo:rsid="0021e362" style:font-weight-asian="normal" style:font-weight-complex="normal"/>
    </style:style>
    <style:style style:name="T11" style:family="text">
      <style:text-properties fo:font-weight="normal" officeooo:rsid="0023350c" style:font-weight-asian="normal" style:font-weight-complex="normal"/>
    </style:style>
    <style:style style:name="T12" style:family="text">
      <style:text-properties fo:font-weight="normal" officeooo:rsid="00244b8d" style:font-weight-asian="normal" style:font-weight-complex="normal"/>
    </style:style>
    <style:style style:name="T13" style:family="text">
      <style:text-properties officeooo:rsid="0019d0db"/>
    </style:style>
    <style:style style:name="T14" style:family="text">
      <style:text-properties officeooo:rsid="001b2411"/>
    </style:style>
    <style:style style:name="T15" style:family="text">
      <style:text-properties officeooo:rsid="001c3da5"/>
    </style:style>
    <style:style style:name="T16" style:family="text">
      <style:text-properties officeooo:rsid="0021e362"/>
    </style:style>
    <style:style style:name="T17" style:family="text">
      <style:text-properties officeooo:rsid="00233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tie <text:span text:style-name="T1">5</text:span> – <text:span text:style-name="T1">Les Boucles</text:span></text:p>
      <text:p text:style-name="P6"/>
      <text:p text:style-name="P1">Exercice <text:span text:style-name="T1">5</text:span>.1</text:p>
      <text:p text:style-name="P1"/>
      <text:p text:style-name="P7">Variable <text:span text:style-name="T3">A</text:span> en Entier</text:p>
      <text:p text:style-name="P7">Début</text:p>
      <text:p text:style-name="P7"><text:tab/>A<text:span text:style-name="T3"> ← 0</text:span></text:p>
      <text:p text:style-name="P7"><text:span text:style-name="T3"><text:tab/></text:span>Écrire<text:span text:style-name="T3"> ‘‘Choisissez un nombre entre 1 et 3 :’’</text:span></text:p>
      <text:p text:style-name="P7"><text:span text:style-name="T3"><text:tab/></text:span>TantQue<text:span text:style-name="T3"> A &lt; 1 </text:span><text:span text:style-name="T13">OU</text:span><text:span text:style-name="T3"> A &gt; 3</text:span></text:p>
      <text:p text:style-name="P7"><text:span text:style-name="T3"><text:tab/><text:tab/></text:span>Lire<text:span text:style-name="T3"> A</text:span></text:p>
      <text:p text:style-name="P7"><text:span text:style-name="T3"><text:tab/><text:tab/></text:span>Si<text:span text:style-name="T3"> A &lt;1 </text:span><text:span text:style-name="T13">OU</text:span><text:span text:style-name="T3"> A &gt; 3 </text:span>Alors</text:p>
      <text:p text:style-name="P7"><text:span text:style-name="T3"><text:tab/><text:tab/><text:tab/></text:span>Écrire<text:span text:style-name="T3"> ‘‘Saisie Erronée, Recommencer’’</text:span></text:p>
      <text:p text:style-name="P7"><text:span text:style-name="T3"><text:tab/><text:tab/></text:span>FinSi</text:p>
      <text:p text:style-name="P7"><text:span text:style-name="T3"><text:tab/></text:span>FinTantQue</text:p>
      <text:p text:style-name="P7"><text:tab/><text:span text:style-name="T13">Écrire </text:span><text:span text:style-name="T4">‘OK !’’</text:span></text:p>
      <text:p text:style-name="P7">Fin</text:p>
      <text:p text:style-name="P7"/>
      <text:p text:style-name="P2">Exercice <text:span text:style-name="T1">5</text:span>.<text:span text:style-name="T2">2</text:span></text:p>
      <text:p text:style-name="P2"/>
      <text:p text:style-name="P7">Variable <text:span text:style-name="T3">A</text:span> en Entier</text:p>
      <text:p text:style-name="P7">Début</text:p>
      <text:p text:style-name="P7"><text:span text:style-name="T3"><text:tab/></text:span>Écrire<text:span text:style-name="T3"> ‘‘Choisissez un nombre entre 10 et 20 :’’</text:span></text:p>
      <text:p text:style-name="P11"><text:tab/>Lire A</text:p>
      <text:p text:style-name="P7"><text:span text:style-name="T3"><text:tab/></text:span>TantQue<text:span text:style-name="T3"> A &lt; 10 </text:span><text:span text:style-name="T13">OU</text:span><text:span text:style-name="T3"> A &gt; 20</text:span></text:p>
      <text:p text:style-name="P7"><text:span text:style-name="T3"><text:tab/><text:tab/></text:span>Si<text:span text:style-name="T3"> A &lt;10 </text:span>Alors</text:p>
      <text:p text:style-name="P7"><text:span text:style-name="T3"><text:tab/><text:tab/><text:tab/></text:span>Écrire<text:span text:style-name="T3"> ‘‘Plus Grand !’’</text:span></text:p>
      <text:p text:style-name="P7"><text:span text:style-name="T3"><text:tab/><text:tab/></text:span>SinonSi<text:span text:style-name="T3"> A &gt; 20 </text:span>Alors</text:p>
      <text:p text:style-name="P7"><text:tab/><text:tab/><text:tab/>Écrire <text:span text:style-name="T3">‘‘Plus Petit !’’</text:span></text:p>
      <text:p text:style-name="P7"><text:span text:style-name="T3"><text:tab/><text:tab/></text:span>FinSi</text:p>
      <text:p text:style-name="P7"><text:span text:style-name="T3"><text:tab/></text:span>FinTantQue</text:p>
      <text:p text:style-name="P10"><text:tab/>Écrire ‘<text:span text:style-name="T3">‘Good !’’</text:span></text:p>
      <text:p text:style-name="P7">Fin</text:p>
      <text:p text:style-name="P7"/>
      <text:p text:style-name="P3">Exercice <text:span text:style-name="T1">5</text:span>.<text:span text:style-name="T13">3</text:span></text:p>
      <text:p text:style-name="P3"/>
      <text:p text:style-name="P8">Variable <text:span text:style-name="T3">A, </text:span><text:span text:style-name="T5">a</text:span> en Entier</text:p>
      <text:p text:style-name="P8">Début</text:p>
      <text:p text:style-name="P8"><text:span text:style-name="T3"><text:tab/></text:span>Écrire<text:span text:style-name="T3"> ‘‘Choisissez un nombre :’’</text:span></text:p>
      <text:p text:style-name="P8"><text:span text:style-name="T3"><text:tab/></text:span>Lire<text:span text:style-name="T3"> A</text:span></text:p>
      <text:p text:style-name="P8"><text:span text:style-name="T3"><text:tab/></text:span><text:span text:style-name="T5">a ← A +10</text:span></text:p>
      <text:p text:style-name="P8"><text:span text:style-name="T3"><text:tab/></text:span>TantQue<text:span text:style-name="T3"> A &lt; </text:span><text:span text:style-name="T5">a</text:span><text:span text:style-name="T4"> </text:span>Alors</text:p>
      <text:p text:style-name="P8"><text:span text:style-name="T3"><text:tab/><text:tab/></text:span><text:span text:style-name="T5">A</text:span><text:span text:style-name="T4"> ← A + 1</text:span></text:p>
      <text:p text:style-name="P8"><text:span text:style-name="T4"><text:tab/><text:tab/></text:span><text:span text:style-name="T13">Écrire</text:span><text:span text:style-name="T4"> A</text:span></text:p>
      <text:p text:style-name="P8"><text:span text:style-name="T3"><text:tab/></text:span>FinTantQue</text:p>
      <text:p text:style-name="P8">Fin</text:p>
      <text:p text:style-name="P8"/>
      <text:p text:style-name="P8"/>
      <text:p text:style-name="P8"/>
      <text:p text:style-name="P4"><text:soft-page-break/>Exercice <text:span text:style-name="T1">5</text:span>.<text:span text:style-name="T14">4</text:span></text:p>
      <text:p text:style-name="P4"/>
      <text:p text:style-name="P9">Variable <text:span text:style-name="T3">A, </text:span><text:span text:style-name="T5">a, </text:span><text:span text:style-name="T6">I,</text:span><text:span text:style-name="T5"> </text:span><text:span text:style-name="T6">i, </text:span><text:span text:style-name="T7">R</text:span> en Entier</text:p>
      <text:p text:style-name="P9">Début</text:p>
      <text:p text:style-name="P9"><text:span text:style-name="T3"><text:tab/></text:span>Écrire<text:span text:style-name="T3"> ‘‘Choisissez un nombre :’’</text:span></text:p>
      <text:p text:style-name="P9"><text:span text:style-name="T3"><text:tab/></text:span>Lire<text:span text:style-name="T3"> A</text:span></text:p>
      <text:p text:style-name="P9"><text:span text:style-name="T3"><text:tab/></text:span><text:span text:style-name="T7">I ← 1</text:span></text:p>
      <text:p text:style-name="P9"><text:span text:style-name="T3"><text:tab/></text:span><text:span text:style-name="T5">a ← A * 10</text:span></text:p>
      <text:p text:style-name="P9"><text:span text:style-name="T5"><text:tab/></text:span><text:span text:style-name="T6">i ← I + </text:span><text:span text:style-name="T7">9</text:span></text:p>
      <text:p text:style-name="P9"><text:span text:style-name="T6"><text:tab/></text:span><text:span text:style-name="T15">Écrire</text:span><text:span text:style-name="T7"> ‘‘Table de A :’’</text:span></text:p>
      <text:p text:style-name="P9"><text:span text:style-name="T7"><text:tab/></text:span><text:span text:style-name="T15">Écrire</text:span><text:span text:style-name="T7"> R ← A * I</text:span></text:p>
      <text:p text:style-name="P9"><text:span text:style-name="T3"><text:tab/></text:span>TantQue<text:span text:style-name="T3"> A &lt; </text:span><text:span text:style-name="T5">a</text:span><text:span text:style-name="T4"> </text:span>Alors</text:p>
      <text:p text:style-name="P9"><text:span text:style-name="T3"><text:tab/><text:tab/></text:span><text:span text:style-name="T14">TantQue</text:span><text:span text:style-name="T6"> I &lt; i </text:span><text:span text:style-name="T14">Alors</text:span></text:p>
      <text:p text:style-name="P9"><text:span text:style-name="T6"><text:tab/><text:tab/><text:tab/></text:span><text:span text:style-name="T7">I ← I + 1</text:span></text:p>
      <text:p text:style-name="P9"><text:span text:style-name="T4"><text:tab/><text:tab/></text:span><text:span text:style-name="T13">Écrire</text:span><text:span text:style-name="T4"> A *</text:span><text:span text:style-name="T7"> I = R </text:span></text:p>
      <text:p text:style-name="P9"><text:span text:style-name="T3"><text:tab/></text:span>FinTantQue</text:p>
      <text:p text:style-name="P9">Fin</text:p>
      <text:p text:style-name="P9"/>
      <text:p text:style-name="P17">Exercice <text:span text:style-name="T1">5</text:span>.<text:span text:style-name="T16">5</text:span></text:p>
      <text:p text:style-name="P17"/>
      <text:p text:style-name="P13">Variable <text:span text:style-name="T3">A,</text:span><text:span text:style-name="T5"> </text:span><text:span text:style-name="T6">I,</text:span><text:span text:style-name="T5"> </text:span><text:span text:style-name="T8">S</text:span> en Entier<text:tab/><text:tab/><text:tab/><text:tab/><text:tab/></text:p>
      <text:p text:style-name="P13">Début</text:p>
      <text:p text:style-name="P13"><text:span text:style-name="T3"><text:tab/></text:span>Écrire<text:span text:style-name="T3"> ‘‘Choisissez un nombre </text:span><text:span text:style-name="T8">A </text:span><text:span text:style-name="T3">:’’</text:span></text:p>
      <text:p text:style-name="P13"><text:span text:style-name="T3"><text:tab/></text:span>Lire<text:span text:style-name="T3"> A</text:span></text:p>
      <text:p text:style-name="P15"><text:span text:style-name="T8"><text:tab/>S </text:span><text:span text:style-name="T3">= 0</text:span></text:p>
      <text:p text:style-name="P13"><text:span text:style-name="T3"><text:tab/></text:span><text:span text:style-name="T16">Pour</text:span><text:span text:style-name="T3"> </text:span><text:span text:style-name="T9">I</text:span><text:span text:style-name="T3"> ← </text:span><text:span text:style-name="T10">1 </text:span><text:span text:style-name="T16">à</text:span><text:span text:style-name="T3"> </text:span><text:span text:style-name="T9">A</text:span><text:span text:style-name="T4"> </text:span>Alors</text:p>
      <text:p text:style-name="P13"><text:span text:style-name="T4"><text:tab/><text:tab/></text:span><text:span text:style-name="T7"> <text:tab/></text:span><text:span text:style-name="T8">S ← </text:span><text:span text:style-name="T10">S</text:span><text:span text:style-name="T8">+I</text:span></text:p>
      <text:p text:style-name="P13"><text:span text:style-name="T3"><text:tab/></text:span><text:span text:style-name="T16">Suivant</text:span></text:p>
      <text:p text:style-name="P13"><text:tab/><text:span text:style-name="T16">Écrire </text:span><text:span text:style-name="T10"><text:s/>‘Somme totale de nombre de 1 à’</text:span><text:span text:style-name="T16"> &amp; </text:span><text:span text:style-name="T10">A</text:span><text:span text:style-name="T16"> &amp; </text:span><text:span text:style-name="T10">‘=’</text:span><text:span text:style-name="T16"> &amp; </text:span><text:span text:style-name="T10">S</text:span></text:p>
      <text:p text:style-name="P13">Fin</text:p>
      <text:p text:style-name="P13"/>
      <text:p text:style-name="P18">Exercice <text:span text:style-name="T1">5</text:span>.<text:span text:style-name="T17">6</text:span></text:p>
      <text:p text:style-name="P18"/>
      <text:p text:style-name="P14">Variable <text:span text:style-name="T3">A,</text:span><text:span text:style-name="T5"> </text:span><text:span text:style-name="T6">I,</text:span><text:span text:style-name="T5"> </text:span><text:span text:style-name="T8">S</text:span> en Entier<text:tab/><text:tab/><text:tab/><text:tab/><text:tab/></text:p>
      <text:p text:style-name="P14">Début</text:p>
      <text:p text:style-name="P14"><text:span text:style-name="T3"><text:tab/></text:span>Écrire<text:span text:style-name="T3"> ‘‘Choisissez un nombre </text:span><text:span text:style-name="T8">A </text:span><text:span text:style-name="T3">:’’</text:span></text:p>
      <text:p text:style-name="P14"><text:span text:style-name="T3"><text:tab/></text:span>Lire<text:span text:style-name="T3"> A</text:span></text:p>
      <text:p text:style-name="P16"><text:span text:style-name="T8"><text:tab/>S </text:span><text:span text:style-name="T3">= </text:span><text:span text:style-name="T11">1</text:span></text:p>
      <text:p text:style-name="P14"><text:span text:style-name="T3"><text:tab/></text:span><text:span text:style-name="T16">Pour</text:span><text:span text:style-name="T3"> </text:span><text:span text:style-name="T9">I</text:span><text:span text:style-name="T3"> ← </text:span><text:span text:style-name="T10">1 </text:span><text:span text:style-name="T16">à</text:span><text:span text:style-name="T3"> </text:span><text:span text:style-name="T9">A</text:span><text:span text:style-name="T4"> </text:span>Alors</text:p>
      <text:p text:style-name="P14"><text:span text:style-name="T4"><text:tab/><text:tab/></text:span><text:span text:style-name="T7"> <text:tab/></text:span><text:span text:style-name="T8">S ← </text:span><text:span text:style-name="T10">S*</text:span><text:span text:style-name="T8">I</text:span></text:p>
      <text:p text:style-name="P14"><text:span text:style-name="T3"><text:tab/></text:span><text:span text:style-name="T16">Suivant</text:span></text:p>
      <text:p text:style-name="P14"><text:tab/><text:span text:style-name="T16">Écrire </text:span><text:span text:style-name="T10"><text:s/>‘</text:span><text:span text:style-name="T12">Factorielle</text:span><text:span text:style-name="T10"> de ’</text:span><text:span text:style-name="T16"> &amp; </text:span><text:span text:style-name="T10">A</text:span><text:span text:style-name="T16"> &amp; </text:span><text:span text:style-name="T10">‘=’</text:span><text:span text:style-name="T16"> &amp; </text:span><text:span text:style-name="T10">S</text:span></text:p>
      <text:p text:style-name="P14">Fin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5:43:27.332882783</meta:creation-date>
    <dc:date>2023-09-04T11:40:33.497439487</dc:date>
    <meta:editing-duration>PT16M5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77" meta:word-count="286" meta:character-count="1255" meta:non-whitespace-character-count="956"/>
  </office:meta>
</office:document-meta>
</file>